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SP</text:p>
      <text:p text:style-name="Standard"/>
      <text:p text:style-name="Standard">Technology that lets us <text:span text:style-name="T7">mix</text:span><text:span text:style-name="T6"> regular </text:span><text:span text:style-name="T7">static</text:span><text:span text:style-name="T6"> content with </text:span><text:span text:style-name="T7">dynamically</text:span><text:span text:style-name="T6"> generated </text:span>HTML pages.</text:p>
      <text:p text:style-name="Standard"><text:span text:style-name="T2">Fast way</text:span> to create dynamic web content</text:p>
      <text:p text:style-name="Standard">HTML/XML pages with embedded Java Code</text:p>
      <text:p text:style-name="Standard"><text:span text:style-name="T2"/></text:p>
      <text:p text:style-name="Standard"><text:span text:style-name="T2">HTML :- </text:span>static, same content, what if store ex. Date, time</text:p>
      <text:p text:style-name="Standard"/>
      <text:p text:style-name="Standard">Runs on server</text:p>
      <text:p text:style-name="Standard"/>
      <text:p text:style-name="Standard">Return only content data which is added into HTML</text:p>
      <text:p text:style-name="Standard"/>
      <text:p text:style-name="Standard"><text:span text:style-name="T2">LifeCycle:- <text:s text:c="4"/></text:span><text:span text:style-name="T1">p.jsp(trnsltd into SL)(P.servlet)-----</text:span>convtd to class(P.class)----loaded into memory(initialization)-----execution------presentation------destroy</text:p>
      <text:p text:style-name="Standard"/>
      <text:p text:style-name="Standard">WEBSREVER receives req frm JSP engine –check file new/changed -----translate-compile</text:p>
      <text:p text:style-name="Standard">translation:- convert to servlet, execute java code using standard API (servletapi.jar)</text:p>
      <text:p text:style-name="Standard"/>
      <text:p text:style-name="Standard"/>
      <text:p text:style-name="Standard">JSP is compiled to java sl automatically by sl container</text:p>
      <text:p text:style-name="Standard"/>
      <text:p text:style-name="Standard">SERVLET CODE is called SCRIPTLETS can use 4 predefined variables :-</text:p>
      <text:p text:style-name="P2">req - hrrpservletrequest</text:p>
      <text:p text:style-name="P2">res - hrrpservletresponce</text:p>
      <text:p text:style-name="P2">out - printwriter</text:p>
      <text:p text:style-name="P2">in - buffereader</text:p>
      <text:p text:style-name="P2"/>
      <text:p text:style-name="P2">out, session, config, </text:p>
      <text:p text:style-name="Standard"/>
      <text:p text:style-name="Standard"/>
      <text:p text:style-name="Standard">Coding :- input type = file then use multipart/form-data (For Encoding)</text:p>
      <text:p text:style-name="Standard"/>
      <text:p text:style-name="Standard"/>
      <text:p text:style-name="Standard">3 Elements :- scripting, directive, action</text:p>
      <text:p text:style-name="Standard"/>
      <text:p text:style-name="Standard">TAGS :-</text:p>
      <text:p text:style-name="Standard">Scriptlet:- &lt;% out.println(“Hi”); %&gt;</text:p>
      <text:p text:style-name="Standard">Expresion &lt;%= new java.util.date(); %&gt;</text:p>
      <text:p text:style-name="Standard">Declaration &lt;%=! int x=0; %&gt;</text:p>
      <text:p text:style-name="Standard">Directives :-msgs dat tells containers how to translate JSP page into corresponding servlet</text:p>
      <text:p text:style-name="Standard"><text:tab/> <text:s text:c="7"/>3 types :- <text:span text:style-name="T2">page, include, taglib </text:span>(many instances, session, buffer, autoflush, isErrorpage, <text:tab/><text:tab/><text:tab/><text:tab/>language) (+ve :- code reusability)</text:p>
      <text:p text:style-name="Standard"><text:tab/><text:tab/><text:tab/><text:span text:style-name="T2">page</text:span> import &lt;%@ page import = “..”&gt;</text:p>
      <text:p text:style-name="Standard"><text:tab/><text:tab/><text:tab/>file import &lt;%@ <text:span text:style-name="T2">include </text:span>file=”p.htm”&gt;</text:p>
      <text:p text:style-name="Standard"><text:tab/><text:tab/><text:tab/><text:span text:style-name="T2">taglib </text:span><text:span text:style-name="T1">used to define a tag library that defines many tags</text:span></text:p>
      <text:p text:style-name="P2"><text:tab/><text:tab/><text:tab/>&lt;%@ taglib uri="URIofLibrary" prefix="tag" %&gt;</text:p>
      <text:p text:style-name="Standard"/>
      <text:p text:style-name="Standard"/>
      <text:p text:style-name="Standard"/>
      <text:p text:style-name="Standard"><text:soft-page-break/></text:p>
      <text:p text:style-name="Standard">Difference between:- </text:p>
      <text:p text:style-name="Standard">&lt;% %&gt; allow u 2 write ne number of valid scripting lang. Interfaces <text:span text:style-name="T2">(SEMICOLON </text:span><text:span text:style-name="T1">if needed in lang</text:span><text:span text:style-name="T2">)</text:span></text:p>
      <text:p text:style-name="Standard"/>
      <text:p text:style-name="Standard">&lt;%= <text:s text:c="2"/>%&gt; (ne lang. Bt <text:span text:style-name="T2">WITHOUT SEMICOLON</text:span>)</text:p>
      <text:p text:style-name="Standard"/>
      <text:p text:style-name="Standard">&lt;%! %&gt; (Contains variables or methods)</text:p>
      <text:p text:style-name="Standard"/>
      <text:p text:style-name="Standard"/>
      <text:p text:style-name="P1">DIAGRAM (xerox back)</text:p>
      <text:p text:style-name="P1"/>
      <text:p text:style-name="P1"/>
      <text:p text:style-name="P1"/>
      <text:p text:style-name="P1">doGet, doPost</text:p>
      <text:p text:style-name="P2">both can't be simultaneously</text:p>
      <text:p text:style-name="P2"/>
      <text:p text:style-name="P2">doGet :- bookmarked,cached,length restriction</text:p>
      <text:p text:style-name="P2">doPost:- x,<text:tab/><text:tab/>x,<text:tab/>,x</text:p>
      <text:p text:style-name="P2"/>
      <text:p text:style-name="P1">default :- <text:span text:style-name="T1">deGet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CODE :- </text:span>&lt;html&gt;&lt;head&gt;&lt;% out.print(2*5); %&gt;&lt;/head&gt;&lt;/html&gt;</text:p>
      <text:p text:style-name="P2"/>
      <text:p text:style-name="P2"/>
      <text:p text:style-name="P2"/>
      <text:p text:style-name="P2"/>
      <text:p text:style-name="P2">(To simplify coding) 8 Predefined defined variables :- </text:p>
      <text:p text:style-name="P2">request, (type: get, post, head, put)</text:p>
      <text:p text:style-name="P2">response, (res to client)</text:p>
      <text:p text:style-name="P2">out, (printwriter used to send OP to client)</text:p>
      <text:p text:style-name="P2">session, (automatically, so that variable is bound. to stop, use session attribute of page directive )</text:p>
      <text:p text:style-name="P2">Page Context, (to encapsulate server specific features like higher performance of jsp,cant access directly)</text:p>
      <text:p text:style-name="P2">Page,</text:p>
      <text:p text:style-name="P2">Application, (obtained via getslconfig().getcontex())</text:p>
      <text:p text:style-name="P2">Config,</text:p>
      <text:p text:style-name="Standard"><text:span text:style-name="T2">Action(Action Tags) </text:span><text:span text:style-name="T1">&lt;jsp:usebean&gt; <text:s/>(id, class, type, bean name)</text:span></text:p>
      <text:p text:style-name="P2"><text:tab/><text:tab/><text:tab/>&lt;jsp:setproperty&gt; (name, value, param)</text:p>
      <text:p text:style-name="P2"><text:tab/><text:tab/><text:tab/>&lt;jsp:getproperty&gt;</text:p>
      <text:p text:style-name="P2"><text:tab/><text:tab/><text:tab/>&lt;jsp:include&gt;</text:p>
      <text:p text:style-name="P2"><text:tab/><text:tab/><text:tab/>&lt;jsp:forward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ratik Ambani</meta:initial-creator>
    <meta:creation-date>2013-05-16T11:47:20.51</meta:creation-date>
    <meta:generator>OpenOffice.org/3.3$Win32 OpenOffice.org_project/330m20$Build-9567</meta:generator>
    <dc:date>2013-05-17T12:13:44.50</dc:date>
    <dc:creator>Pratik Ambani</dc:creator>
    <meta:editing-duration>P1DT3M12S</meta:editing-duration>
    <meta:editing-cycles>49</meta:editing-cycles>
    <meta:printed-by>Pratik Ambani</meta:printed-by>
    <meta:print-date>2013-05-16T18:24:31.12</meta:print-date>
    <meta:document-statistic meta:table-count="0" meta:image-count="0" meta:object-count="0" meta:page-count="2" meta:paragraph-count="54" meta:word-count="349" meta:character-count="2469"/>
  </office:meta>
</office:document-meta>
</file>